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5F000002B3466F52D4FCB6605F.png" manifest:media-type="image/png"/>
  <manifest:file-entry manifest:full-path="Pictures/10000000000005200000032B1D45048BBBBB4B59.png" manifest:media-type="image/png"/>
  <manifest:file-entry manifest:full-path="Pictures/10000000000005200000032B3302A6D109F666AA.png" manifest:media-type="image/png"/>
  <manifest:file-entry manifest:full-path="Pictures/10000000000005200000032BB2E160736A3CA9D4.png" manifest:media-type="image/png"/>
  <manifest:file-entry manifest:full-path="Pictures/10000001000004FE0000036414D70D91CD3F3D8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width="0.3cm" svg:stroke-color="#ffd7d7" draw:marker-start-width="0.65cm" draw:marker-end-width="0.65cm" draw:fill="none" draw:textarea-vertical-align="middle" fo:padding-top="0.275cm" fo:padding-bottom="0.275cm" fo:padding-left="0.4cm" fo:padding-right="0.4cm"/>
    </style:style>
    <style:style style:name="gr5" style:family="graphic">
      <style:graphic-properties style:protect="siz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2.289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48cm, 0cm, 4.373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781cm, 0cm, 0cm)" draw:image-opacity="100%" style:mirror="none"/>
    </style:style>
    <style:style style:name="gr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2.452cm, 0cm)" draw:image-opacity="100%" style:mirror="none"/>
    </style:style>
    <style:style style:name="gr1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2.44cm, 0cm)" draw:image-opacity="100%" style:mirror="none"/>
    </style:style>
    <style:style style:name="gr11" style:family="graphic" style:parent-style-name="standard">
      <style:graphic-properties draw:textarea-horizontal-align="justify" draw:textarea-vertical-align="middle" draw:auto-grow-height="false" fo:min-height="12.75cm" fo:min-width="19.5cm"/>
      <style:paragraph-properties style:writing-mode="lr-tb"/>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49cm, 0cm, 4.372cm, 0cm)" draw:image-opacity="100%" style:mirror="none"/>
    </style:style>
    <style:style style:name="gr1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2.125cm, 0cm)" draw:image-opacity="100%" style:mirror="none"/>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color="#ffffff"/>
      <style:paragraph-properties style:writing-mode="lr-tb"/>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xml:id="id1" draw:id="id1" draw:layer="layout" svg:width="23.188cm" svg:height="15.747cm" draw:transform="skewX (0.0232128790515246) translate (0.312cm 0cm)">
          <draw:image xlink:href="Pictures/10000001000004FE0000036414D70D91CD3F3D80.png" xlink:type="simple" xlink:show="embed" xlink:actuate="onLoad" draw:mime-type="image/png">
            <text:p/>
          </draw:image>
        </draw:frame>
        <draw:line draw:style-name="gr2" draw:text-style-name="P1" draw:layer="layout" svg:x1="20cm" svg:y1="2.6cm" svg:x2="4.5cm" svg:y2="2.6cm">
          <text:p/>
        </draw:line>
        <draw:line draw:style-name="gr2" draw:text-style-name="P1" draw:layer="layout" svg:x1="13.9cm" svg:y1="6.1cm" svg:x2="13.9cm" svg:y2="11.1cm">
          <text:p/>
        </draw:line>
        <draw:line draw:style-name="gr2" draw:text-style-name="P1" draw:layer="layout" svg:x1="12.5cm" svg:y1="7cm" svg:x2="4.5cm" svg:y2="7cm">
          <text:p/>
        </draw:line>
        <draw:line draw:style-name="gr2" draw:text-style-name="P1" draw:layer="layout" svg:x1="12.5cm" svg:y1="11.4cm" svg:x2="12.5cm" svg:y2="6.9cm">
          <text:p/>
        </draw:line>
        <draw:line draw:style-name="gr2" draw:text-style-name="P1" draw:layer="layout" svg:x1="11.5cm" svg:y1="9cm" svg:x2="4.5cm" svg:y2="9cm">
          <text:p/>
        </draw:line>
        <draw:line draw:style-name="gr2" draw:text-style-name="P1" draw:layer="layout" svg:x1="10.5cm" svg:y1="11.5cm" svg:x2="10.5cm" svg:y2="9cm">
          <text:p/>
        </draw:line>
        <draw:line draw:style-name="gr2" draw:text-style-name="P1" draw:layer="layout" svg:x1="12.5cm" svg:y1="7cm" svg:x2="4.5cm" svg:y2="7cm">
          <text:p/>
        </draw:line>
        <draw:line draw:style-name="gr2" draw:text-style-name="P1" draw:layer="layout" svg:x1="17cm" svg:y1="4.5cm" svg:x2="4.6cm" svg:y2="4.5cm">
          <text:p/>
        </draw:line>
        <draw:line draw:style-name="gr2" draw:text-style-name="P1" draw:layer="layout" svg:x1="17cm" svg:y1="11.1cm" svg:x2="17cm" svg:y2="4.5cm">
          <text:p/>
        </draw:line>
        <draw:line draw:style-name="gr2" draw:text-style-name="P1" draw:layer="layout" svg:x1="20cm" svg:y1="11cm" svg:x2="20cm" svg:y2="2.6cm">
          <text:p/>
        </draw:line>
        <draw:line draw:style-name="gr2" draw:text-style-name="P1" draw:layer="layout" svg:x1="15.5cm" svg:y1="6.4cm" svg:x2="4.5cm" svg:y2="6.4cm">
          <text:p/>
        </draw:line>
        <draw:line draw:style-name="gr2" draw:text-style-name="P1" draw:layer="layout" svg:x1="15.5cm" svg:y1="5.9cm" svg:x2="15.5cm" svg:y2="11.4cm">
          <text:p/>
        </draw:line>
        <draw:connector draw:style-name="gr3" draw:text-style-name="P1" draw:layer="layout" draw:type="line" svg:x1="11.906cm" svg:y1="0cm" svg:x2="11.906cm" svg:y2="0cm" draw:start-shape="id1" draw:end-shape="id1" svg:d="M11906 0z" svg:viewBox="0 0 1 1">
          <text:p/>
        </draw:connector>
        <draw:path draw:style-name="gr4" draw:text-style-name="P1" draw:layer="layout" svg:width="18.124cm" svg:height="1.222cm" draw:transform="rotate (-2.63527263758624) translate (20.889394801108cm 3.26021754537956cm)" svg:viewBox="0 0 18125 1223" svg:d="M0 1065c369 18 733-61 1095-119 346-55 692 21 1043-27 393-53 779-139 1169-199 355-54 709-11 1066-13 357-3 718 31 1070-73 370-109 747-257 1156-175 377 75 763-55 1148 1 328 48 666 6 988-88 383-111 761-267 1161-294 356-24 711-98 1069-73 378 27 758 18 1136 25 349 8 671 135 1010 198 357 67 703 183 1054 281 308 87 626 125 938 218 334 99 657 230 1007 256 367 28 728 117 1095 154l414 18 388 63 118 5">
          <text:p/>
        </draw:path>
        <presentation:notes draw:style-name="dp2">
          <draw:page-thumbnail draw:style-name="gr5"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onnector draw:style-name="gr3" draw:text-style-name="P1" draw:layer="layout" draw:type="line" svg:x1="11.906cm" svg:y1="0cm" svg:x2="11.906cm" svg:y2="0cm" svg:d="M11906 0z" svg:viewBox="0 0 1 1">
          <text:p/>
        </draw:connector>
        <draw:frame draw:style-name="gr6" draw:text-style-name="P3" draw:layer="layout" svg:width="20.067cm" svg:height="15.299cm" svg:x="1.933cm" svg:y="-2.5cm">
          <draw:image xlink:href="Pictures/10000000000005200000032BB2E160736A3CA9D4.png" xlink:type="simple" xlink:show="embed" xlink:actuate="onLoad" draw:mime-type="image/png">
            <text:p/>
          </draw:image>
        </draw:frame>
        <draw:line draw:style-name="gr2" draw:text-style-name="P1" draw:layer="layout" svg:x1="20cm" svg:y1="2.575cm" svg:x2="4.5cm" svg:y2="2.575cm">
          <text:p/>
        </draw:line>
        <draw:line draw:style-name="gr2" draw:text-style-name="P1" draw:layer="layout" svg:x1="13.9cm" svg:y1="6.075cm" svg:x2="13.9cm" svg:y2="11.075cm">
          <text:p/>
        </draw:line>
        <draw:line draw:style-name="gr2" draw:text-style-name="P1" draw:layer="layout" svg:x1="12.5cm" svg:y1="6.975cm" svg:x2="4.5cm" svg:y2="6.975cm">
          <text:p/>
        </draw:line>
        <draw:line draw:style-name="gr2" draw:text-style-name="P1" draw:layer="layout" svg:x1="12.5cm" svg:y1="11.375cm" svg:x2="12.5cm" svg:y2="6.875cm">
          <text:p/>
        </draw:line>
        <draw:line draw:style-name="gr2" draw:text-style-name="P1" draw:layer="layout" svg:x1="11.5cm" svg:y1="8.975cm" svg:x2="4.5cm" svg:y2="8.975cm">
          <text:p/>
        </draw:line>
        <draw:line draw:style-name="gr2" draw:text-style-name="P1" draw:layer="layout" svg:x1="10.5cm" svg:y1="11.475cm" svg:x2="10.5cm" svg:y2="8.975cm">
          <text:p/>
        </draw:line>
        <draw:line draw:style-name="gr2" draw:text-style-name="P1" draw:layer="layout" svg:x1="12.5cm" svg:y1="6.975cm" svg:x2="4.5cm" svg:y2="6.975cm">
          <text:p/>
        </draw:line>
        <draw:line draw:style-name="gr2" draw:text-style-name="P1" draw:layer="layout" svg:x1="17cm" svg:y1="4.475cm" svg:x2="4.6cm" svg:y2="4.475cm">
          <text:p/>
        </draw:line>
        <draw:line draw:style-name="gr2" draw:text-style-name="P1" draw:layer="layout" svg:x1="17cm" svg:y1="11.075cm" svg:x2="17cm" svg:y2="4.475cm">
          <text:p/>
        </draw:line>
        <draw:line draw:style-name="gr2" draw:text-style-name="P1" draw:layer="layout" svg:x1="20cm" svg:y1="10.975cm" svg:x2="20cm" svg:y2="2.575cm">
          <text:p/>
        </draw:line>
        <draw:line draw:style-name="gr2" draw:text-style-name="P1" draw:layer="layout" svg:x1="15.5cm" svg:y1="6.375cm" svg:x2="4.5cm" svg:y2="6.375cm">
          <text:p/>
        </draw:line>
        <draw:line draw:style-name="gr2" draw:text-style-name="P1" draw:layer="layout" svg:x1="15.5cm" svg:y1="5.875cm" svg:x2="15.5cm" svg:y2="11.375cm">
          <text:p/>
        </draw:line>
        <draw:path draw:style-name="gr4" draw:text-style-name="P1" draw:layer="layout" svg:width="18.124cm" svg:height="1.222cm" draw:transform="rotate (-2.63527263758624) translate (20.889394801108cm 3.23521754537956cm)" svg:viewBox="0 0 18125 1223" svg:d="M0 1065c369 18 733-61 1095-119 346-55 692 21 1043-27 393-53 779-139 1169-199 355-54 709-11 1066-13 357-3 718 31 1070-73 370-109 747-257 1156-175 377 75 763-55 1148 1 328 48 666 6 988-88 383-111 761-267 1161-294 356-24 711-98 1069-73 378 27 758 18 1136 25 349 8 671 135 1010 198 357 67 703 183 1054 281 308 87 626 125 938 218 334 99 657 230 1007 256 367 28 728 117 1095 154l414 18 388 63 118 5">
          <text:p/>
        </draw:path>
        <draw:frame draw:style-name="gr7" draw:text-style-name="P1" draw:layer="layout" svg:width="23.188cm" svg:height="1.499cm" draw:transform="skewX (0.023387411976724) translate (0.135cm 13.001cm)">
          <draw:image xlink:href="Pictures/10000001000004FE0000036414D70D91CD3F3D80.png" xlink:type="simple" xlink:show="embed" xlink:actuate="onLoad" draw:mime-type="image/png">
            <text:p/>
          </draw:image>
        </draw:frame>
        <draw:frame draw:style-name="gr8" draw:text-style-name="P1" draw:layer="layout" svg:width="5.373cm" svg:height="15.747cm" draw:transform="skewX (0.0232128790515246) translate (-2.388cm 0.001cm)">
          <draw:image xlink:href="Pictures/10000001000004FE0000036414D70D91CD3F3D80.png" xlink:type="simple" xlink:show="embed" xlink:actuate="onLoad" draw:mime-type="image/png">
            <text:p/>
          </draw:image>
        </draw:frame>
        <presentation:notes draw:style-name="dp1">
          <draw:page-thumbnail draw:style-name="gr5"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9" draw:text-style-name="P3" draw:layer="layout" svg:width="19.5cm" svg:height="15.1cm" svg:x="2.5cm" svg:y="-2.5cm">
          <draw:image xlink:href="Pictures/10000000000005200000032B3302A6D109F666AA.png" xlink:type="simple" xlink:show="embed" xlink:actuate="onLoad" draw:mime-type="image/png">
            <text:p/>
          </draw:image>
        </draw:frame>
        <draw:connector draw:style-name="gr3" draw:text-style-name="P1" draw:layer="layout" draw:type="line" svg:x1="11.906cm" svg:y1="0.05cm" svg:x2="11.906cm" svg:y2="0.05cm" svg:d="M11906 50z" svg:viewBox="0 0 1 1">
          <text:p/>
        </draw:connector>
        <draw:line draw:style-name="gr2" draw:text-style-name="P1" draw:layer="layout" svg:x1="20cm" svg:y1="2.625cm" svg:x2="4.5cm" svg:y2="2.625cm">
          <text:p/>
        </draw:line>
        <draw:line draw:style-name="gr2" draw:text-style-name="P1" draw:layer="layout" svg:x1="13.9cm" svg:y1="6.125cm" svg:x2="13.9cm" svg:y2="11.125cm">
          <text:p/>
        </draw:line>
        <draw:line draw:style-name="gr2" draw:text-style-name="P1" draw:layer="layout" svg:x1="12.5cm" svg:y1="7.025cm" svg:x2="4.5cm" svg:y2="7.025cm">
          <text:p/>
        </draw:line>
        <draw:line draw:style-name="gr2" draw:text-style-name="P1" draw:layer="layout" svg:x1="12.5cm" svg:y1="11.425cm" svg:x2="12.5cm" svg:y2="6.925cm">
          <text:p/>
        </draw:line>
        <draw:line draw:style-name="gr2" draw:text-style-name="P1" draw:layer="layout" svg:x1="11.5cm" svg:y1="9.025cm" svg:x2="4.5cm" svg:y2="9.025cm">
          <text:p/>
        </draw:line>
        <draw:line draw:style-name="gr2" draw:text-style-name="P1" draw:layer="layout" svg:x1="10.5cm" svg:y1="11.525cm" svg:x2="10.5cm" svg:y2="9.025cm">
          <text:p/>
        </draw:line>
        <draw:line draw:style-name="gr2" draw:text-style-name="P1" draw:layer="layout" svg:x1="12.5cm" svg:y1="7.025cm" svg:x2="4.5cm" svg:y2="7.025cm">
          <text:p/>
        </draw:line>
        <draw:line draw:style-name="gr2" draw:text-style-name="P1" draw:layer="layout" svg:x1="17cm" svg:y1="4.525cm" svg:x2="4.6cm" svg:y2="4.525cm">
          <text:p/>
        </draw:line>
        <draw:line draw:style-name="gr2" draw:text-style-name="P1" draw:layer="layout" svg:x1="17cm" svg:y1="11.125cm" svg:x2="17cm" svg:y2="4.525cm">
          <text:p/>
        </draw:line>
        <draw:line draw:style-name="gr2" draw:text-style-name="P1" draw:layer="layout" svg:x1="20cm" svg:y1="11.025cm" svg:x2="20cm" svg:y2="2.625cm">
          <text:p/>
        </draw:line>
        <draw:line draw:style-name="gr2" draw:text-style-name="P1" draw:layer="layout" svg:x1="15.5cm" svg:y1="6.425cm" svg:x2="4.5cm" svg:y2="6.425cm">
          <text:p/>
        </draw:line>
        <draw:line draw:style-name="gr2" draw:text-style-name="P1" draw:layer="layout" svg:x1="15.5cm" svg:y1="5.925cm" svg:x2="15.5cm" svg:y2="11.425cm">
          <text:p/>
        </draw:line>
        <draw:path draw:style-name="gr4" draw:text-style-name="P1" draw:layer="layout" svg:width="18.124cm" svg:height="1.222cm" draw:transform="rotate (-2.63527263758624) translate (20.889394801108cm 3.28521754537956cm)" svg:viewBox="0 0 18125 1223" svg:d="M0 1065c369 18 733-61 1095-119 346-55 692 21 1043-27 393-53 779-139 1169-199 355-54 709-11 1066-13 357-3 718 31 1070-73 370-109 747-257 1156-175 377 75 763-55 1148 1 328 48 666 6 988-88 383-111 761-267 1161-294 356-24 711-98 1069-73 378 27 758 18 1136 25 349 8 671 135 1010 198 357 67 703 183 1054 281 308 87 626 125 938 218 334 99 657 230 1007 256 367 28 728 117 1095 154l414 18 388 63 118 5">
          <text:p/>
        </draw:path>
        <draw:frame draw:style-name="gr7" draw:text-style-name="P1" draw:layer="layout" svg:width="23.188cm" svg:height="1.499cm" draw:transform="skewX (0.023387411976724) translate (0.135cm 13.001cm)">
          <draw:image xlink:href="Pictures/10000001000004FE0000036414D70D91CD3F3D80.png" xlink:type="simple" xlink:show="embed" xlink:actuate="onLoad" draw:mime-type="image/png">
            <text:p/>
          </draw:image>
        </draw:frame>
        <draw:frame draw:style-name="gr8" draw:text-style-name="P1" draw:layer="layout" svg:width="5.373cm" svg:height="15.747cm" draw:transform="skewX (0.0232128790515246) translate (-2.387cm 0.002cm)">
          <draw:image xlink:href="Pictures/10000001000004FE0000036414D70D91CD3F3D80.png" xlink:type="simple" xlink:show="embed" xlink:actuate="onLoad" draw:mime-type="image/png">
            <text:p/>
          </draw:image>
        </draw:frame>
        <presentation:notes draw:style-name="dp1">
          <draw:page-thumbnail draw:style-name="gr5"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connector draw:style-name="gr3" draw:text-style-name="P1" draw:layer="layout" draw:type="line" svg:x1="11.906cm" svg:y1="0.05cm" svg:x2="11.906cm" svg:y2="0.05cm" svg:d="M11906 50z" svg:viewBox="0 0 1 1">
          <text:p/>
        </draw:connector>
        <draw:frame draw:style-name="gr10" draw:text-style-name="P3" draw:layer="layout" svg:width="19.6cm" svg:height="15cm" svg:x="2.5cm" svg:y="-2.4cm">
          <draw:image xlink:href="Pictures/10000000000005200000032B1D45048BBBBB4B59.png" xlink:type="simple" xlink:show="embed" xlink:actuate="onLoad" draw:mime-type="image/png">
            <text:p/>
          </draw:image>
        </draw:frame>
        <draw:line draw:style-name="gr2" draw:text-style-name="P1" draw:layer="layout" svg:x1="20cm" svg:y1="2.6cm" svg:x2="4.5cm" svg:y2="2.6cm">
          <text:p/>
        </draw:line>
        <draw:line draw:style-name="gr2" draw:text-style-name="P1" draw:layer="layout" svg:x1="13.9cm" svg:y1="6.1cm" svg:x2="13.9cm" svg:y2="11.1cm">
          <text:p/>
        </draw:line>
        <draw:line draw:style-name="gr2" draw:text-style-name="P1" draw:layer="layout" svg:x1="12.5cm" svg:y1="7cm" svg:x2="4.5cm" svg:y2="7cm">
          <text:p/>
        </draw:line>
        <draw:line draw:style-name="gr2" draw:text-style-name="P1" draw:layer="layout" svg:x1="12.5cm" svg:y1="11.4cm" svg:x2="12.5cm" svg:y2="6.9cm">
          <text:p/>
        </draw:line>
        <draw:line draw:style-name="gr2" draw:text-style-name="P1" draw:layer="layout" svg:x1="11.5cm" svg:y1="9cm" svg:x2="4.5cm" svg:y2="9cm">
          <text:p/>
        </draw:line>
        <draw:line draw:style-name="gr2" draw:text-style-name="P1" draw:layer="layout" svg:x1="10.5cm" svg:y1="11.5cm" svg:x2="10.5cm" svg:y2="9cm">
          <text:p/>
        </draw:line>
        <draw:line draw:style-name="gr2" draw:text-style-name="P1" draw:layer="layout" svg:x1="12.5cm" svg:y1="7cm" svg:x2="4.5cm" svg:y2="7cm">
          <text:p/>
        </draw:line>
        <draw:line draw:style-name="gr2" draw:text-style-name="P1" draw:layer="layout" svg:x1="17cm" svg:y1="4.5cm" svg:x2="4.6cm" svg:y2="4.5cm">
          <text:p/>
        </draw:line>
        <draw:line draw:style-name="gr2" draw:text-style-name="P1" draw:layer="layout" svg:x1="17cm" svg:y1="11.1cm" svg:x2="17cm" svg:y2="4.5cm">
          <text:p/>
        </draw:line>
        <draw:line draw:style-name="gr2" draw:text-style-name="P1" draw:layer="layout" svg:x1="20cm" svg:y1="11cm" svg:x2="20cm" svg:y2="2.6cm">
          <text:p/>
        </draw:line>
        <draw:line draw:style-name="gr2" draw:text-style-name="P1" draw:layer="layout" svg:x1="15.5cm" svg:y1="6.4cm" svg:x2="4.5cm" svg:y2="6.4cm">
          <text:p/>
        </draw:line>
        <draw:line draw:style-name="gr2" draw:text-style-name="P1" draw:layer="layout" svg:x1="15.5cm" svg:y1="5.9cm" svg:x2="15.5cm" svg:y2="11.4cm">
          <text:p/>
        </draw:line>
        <draw:path draw:style-name="gr4" draw:text-style-name="P1" draw:layer="layout" svg:width="18.124cm" svg:height="1.222cm" draw:transform="rotate (-2.63527263758624) translate (20.889394801108cm 3.26021754537956cm)" svg:viewBox="0 0 18125 1223" svg:d="M0 1065c369 18 733-61 1095-119 346-55 692 21 1043-27 393-53 779-139 1169-199 355-54 709-11 1066-13 357-3 718 31 1070-73 370-109 747-257 1156-175 377 75 763-55 1148 1 328 48 666 6 988-88 383-111 761-267 1161-294 356-24 711-98 1069-73 378 27 758 18 1136 25 349 8 671 135 1010 198 357 67 703 183 1054 281 308 87 626 125 938 218 334 99 657 230 1007 256 367 28 728 117 1095 154l414 18 388 63 118 5">
          <text:p/>
        </draw:path>
        <draw:frame draw:style-name="gr7" draw:text-style-name="P1" draw:layer="layout" svg:width="23.188cm" svg:height="1.499cm" draw:transform="skewX (0.023387411976724) translate (0.135cm 13.001cm)">
          <draw:image xlink:href="Pictures/10000001000004FE0000036414D70D91CD3F3D80.png" xlink:type="simple" xlink:show="embed" xlink:actuate="onLoad" draw:mime-type="image/png">
            <text:p/>
          </draw:image>
        </draw:frame>
        <draw:frame draw:style-name="gr8" draw:text-style-name="P1" draw:layer="layout" svg:width="5.373cm" svg:height="15.747cm" draw:transform="skewX (0.0232128790515246) translate (-2.387cm 0.002cm)">
          <draw:image xlink:href="Pictures/10000001000004FE0000036414D70D91CD3F3D80.png" xlink:type="simple" xlink:show="embed" xlink:actuate="onLoad" draw:mime-type="image/png">
            <text:p/>
          </draw:image>
        </draw:frame>
        <presentation:notes draw:style-name="dp1">
          <draw:page-thumbnail draw:style-name="gr5"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custom-shape draw:style-name="gr11" draw:text-style-name="P3" draw:layer="layout" svg:width="20cm" svg:height="13cm" svg:x="4cm" svg:y="2cm">
          <text:p text:style-name="P3">Ok c’est pas bon, nouvelle fonction</text:p>
          <draw:enhanced-geometry svg:viewBox="0 0 21600 21600" draw:type="rectangle" draw:enhanced-path="M 0 0 L 21600 0 21600 21600 0 21600 0 0 Z N"/>
        </draw:custom-shape>
        <presentation:notes draw:style-name="dp1">
          <draw:page-thumbnail draw:style-name="gr5"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2" draw:text-style-name="P1" draw:layer="layout" svg:width="23.188cm" svg:height="1.499cm" draw:transform="skewX (0.023387411976724) translate (0.068cm 12.4cm)">
          <draw:image xlink:href="Pictures/10000001000004FE0000036414D70D91CD3F3D80.png" xlink:type="simple" xlink:show="embed" xlink:actuate="onLoad" draw:mime-type="image/png">
            <text:p/>
          </draw:image>
        </draw:frame>
        <draw:frame draw:style-name="gr13" draw:text-style-name="P3" draw:layer="layout" svg:width="20.685cm" svg:height="17.5cm" svg:x="1.815cm" svg:y="-3.8cm">
          <draw:image xlink:href="Pictures/100000000000045F000002B3466F52D4FCB6605F.png" xlink:type="simple" xlink:show="embed" xlink:actuate="onLoad" draw:mime-type="image/png">
            <text:p/>
          </draw:image>
        </draw:frame>
        <draw:line draw:style-name="gr2" draw:text-style-name="P1" draw:layer="layout" svg:x1="20cm" svg:y1="2.526cm" svg:x2="4.5cm" svg:y2="2.526cm">
          <text:p/>
        </draw:line>
        <draw:line draw:style-name="gr2" draw:text-style-name="P1" draw:layer="layout" svg:x1="13.9cm" svg:y1="6.026cm" svg:x2="13.9cm" svg:y2="11.026cm">
          <text:p/>
        </draw:line>
        <draw:line draw:style-name="gr2" draw:text-style-name="P1" draw:layer="layout" svg:x1="12.5cm" svg:y1="6.926cm" svg:x2="4.5cm" svg:y2="6.926cm">
          <text:p/>
        </draw:line>
        <draw:line draw:style-name="gr2" draw:text-style-name="P1" draw:layer="layout" svg:x1="12.5cm" svg:y1="11.326cm" svg:x2="12.5cm" svg:y2="6.826cm">
          <text:p/>
        </draw:line>
        <draw:line draw:style-name="gr2" draw:text-style-name="P1" draw:layer="layout" svg:x1="11.5cm" svg:y1="8.926cm" svg:x2="4.5cm" svg:y2="8.926cm">
          <text:p/>
        </draw:line>
        <draw:line draw:style-name="gr2" draw:text-style-name="P1" draw:layer="layout" svg:x1="10.5cm" svg:y1="11.426cm" svg:x2="10.5cm" svg:y2="8.926cm">
          <text:p/>
        </draw:line>
        <draw:line draw:style-name="gr2" draw:text-style-name="P1" draw:layer="layout" svg:x1="12.5cm" svg:y1="6.926cm" svg:x2="4.5cm" svg:y2="6.926cm">
          <text:p/>
        </draw:line>
        <draw:line draw:style-name="gr2" draw:text-style-name="P1" draw:layer="layout" svg:x1="17cm" svg:y1="4.426cm" svg:x2="4.6cm" svg:y2="4.426cm">
          <text:p/>
        </draw:line>
        <draw:line draw:style-name="gr2" draw:text-style-name="P1" draw:layer="layout" svg:x1="17cm" svg:y1="11.026cm" svg:x2="17cm" svg:y2="4.426cm">
          <text:p/>
        </draw:line>
        <draw:line draw:style-name="gr2" draw:text-style-name="P1" draw:layer="layout" svg:x1="20cm" svg:y1="10.926cm" svg:x2="20cm" svg:y2="2.526cm">
          <text:p/>
        </draw:line>
        <draw:line draw:style-name="gr2" draw:text-style-name="P1" draw:layer="layout" svg:x1="15.5cm" svg:y1="6.326cm" svg:x2="4.5cm" svg:y2="6.326cm">
          <text:p/>
        </draw:line>
        <draw:line draw:style-name="gr2" draw:text-style-name="P1" draw:layer="layout" svg:x1="15.5cm" svg:y1="5.826cm" svg:x2="15.5cm" svg:y2="11.326cm">
          <text:p/>
        </draw:line>
        <draw:connector draw:style-name="gr3" draw:text-style-name="P1" draw:layer="layout" draw:type="line" svg:x1="11.662cm" svg:y1="12.326cm" svg:x2="11.662cm" svg:y2="12.326cm" svg:d="M11662 12326z" svg:viewBox="0 0 1 1">
          <text:p/>
        </draw:connector>
        <draw:path draw:style-name="gr4" draw:text-style-name="P1" draw:layer="layout" svg:width="18.124cm" svg:height="1.222cm" draw:transform="rotate (-2.63527263758624) translate (20.889394801108cm 3.18621754537956cm)" svg:viewBox="0 0 18125 1223" svg:d="M0 1065c369 18 733-61 1095-119 346-55 692 21 1043-27 393-53 779-139 1169-199 355-54 709-11 1066-13 357-3 718 31 1070-73 370-109 747-257 1156-175 377 75 763-55 1148 1 328 48 666 6 988-88 383-111 761-267 1161-294 356-24 711-98 1069-73 378 27 758 18 1136 25 349 8 671 135 1010 198 357 67 703 183 1054 281 308 87 626 125 938 218 334 99 657 230 1007 256 367 28 728 117 1095 154l414 18 388 63 118 5">
          <text:p/>
        </draw:path>
        <draw:frame draw:style-name="gr8" draw:text-style-name="P1" draw:layer="layout" svg:width="5.373cm" svg:height="15.747cm" draw:transform="skewX (0.0232128790515246) translate (-2.387cm 0.002cm)">
          <draw:image xlink:href="Pictures/10000001000004FE0000036414D70D91CD3F3D80.png" xlink:type="simple" xlink:show="embed" xlink:actuate="onLoad" draw:mime-type="image/png">
            <text:p/>
          </draw:image>
        </draw:frame>
        <presentation:notes draw:style-name="dp1">
          <draw:page-thumbnail draw:style-name="gr5"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6-27T14:07:00.010953189</meta:creation-date>
    <dc:date>2024-06-27T14:48:33.640212463</dc:date>
    <meta:editing-duration>PT28M36S</meta:editing-duration>
    <meta:editing-cycles>6</meta:editing-cycles>
    <meta:generator>LibreOffice/7.3.7.2$Linux_X86_64 LibreOffice_project/30$Build-2</meta:generator>
    <meta:document-statistic meta:object-count="117"/>
  </office:meta>
</office:document-meta>
</file>